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3" style:family="paragraph" style:parent-style-name="Standard">
      <style:text-properties fo:color="#000000" loext:opacity="100%" officeooo:rsid="000361cb" officeooo:paragraph-rsid="000361cb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>
      <style:text-properties officeooo:paragraph-rsid="000361cb"/>
    </style:style>
    <style:style style:name="T1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fo:font-size="13.5pt" fo:letter-spacing="normal" fo:font-style="normal" fo:font-weight="normal" officeooo:rsid="00053620" fo:background-color="transparent" loext:char-shading-value="0" loext:padding="0cm" loext:border="none"/>
    </style:style>
    <style:style style:name="T6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9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a6e22e" loext:opacity="100%" fo:font-size="13.5pt" fo:letter-spacing="normal" fo:font-style="normal" fo:font-weight="normal" officeooo:rsid="00053620" fo:background-color="#272822" loext:char-shading-value="0" loext:padding="0cm" loext:border="none"/>
    </style:style>
    <style:style style:name="T11" style:family="text">
      <style:text-properties fo:font-variant="normal" fo:text-transform="none" fo:color="#a6e22e" loext:opacity="100%" fo:font-size="13.5pt" fo:letter-spacing="normal" fo:font-style="normal" fo:font-weight="normal" officeooo:rsid="00053620" loext:padding="0cm" loext:border="none"/>
    </style:style>
    <style:style style:name="T12" style:family="text">
      <style:text-properties fo:font-variant="normal" fo:text-transform="none" fo:color="#a6e22e" loext:opacity="100%" fo:font-size="13.5pt" fo:letter-spacing="normal" fo:font-style="normal" fo:font-weight="normal" officeooo:rsid="00053620" fo:background-color="transparent" loext:char-shading-value="0" loext:padding="0cm" loext:border="none"/>
    </style:style>
    <style:style style:name="T13" style:family="text">
      <style:text-properties fo:font-variant="normal" fo:text-transform="none" fo:color="#a6e22e" loext:opacity="100%" fo:font-size="13.5pt" fo:letter-spacing="normal" fo:font-style="normal" fo:font-weight="normal" officeooo:rsid="00053620" fo:background-color="transparent" loext:char-shading-value="0" loext:padding="0cm" loext:border="none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font-size="13.5pt" fo:letter-spacing="normal" fo:font-style="normal" fo:font-weight="normal" officeooo:rsid="00053620" fo:background-color="transparent" loext:char-shading-value="0" loext:padding="0cm" loext:border="none"/>
    </style:style>
    <style:style style:name="T16" style:family="text">
      <style:text-properties fo:font-variant="normal" fo:text-transform="none" fo:color="#333333" loext:opacity="100%" fo:font-size="13.5pt" fo:letter-spacing="normal" fo:font-style="normal" fo:font-weight="normal" officeooo:rsid="00053620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iando o Docker Compose para o RabbitMQ</text:p>
      <text:p text:style-name="Text_20_body"/>
      <text:p text:style-name="P4"><text:span text:style-name="T3">Primeiramente, vou criar uma pasta chamada rabbit e um novo arquivo chamado </text:span><text:span text:style-name="Strong_20_Emphasis"><text:span text:style-name="T4">docker-compose.yml</text:span></text:span><text:span text:style-name="T3">. Nele podemos colocar as informações básicas abaixo, que correspondem aos mesmos parâmetros que usamos ao criar o container com o comando docker run. Aqui ainda acrescentei variáveis de ambiente para definir um usuário e uma senha padrão, para que não seja mais possível logar com </text:span><text:span text:style-name="Strong_20_Emphasis"><text:span text:style-name="T4">guest</text:span></text:span><text:span text:style-name="T3">.</text:span></text:p>
      <text:p text:style-name="P3"/>
      <text:p text:style-name="P5"><text:span text:style-name="Source_20_Text"><text:span text:style-name="T5">version: "3.6"</text:span></text:span></text:p>
      <text:p text:style-name="P5"><text:span text:style-name="Source_20_Text"><text:span text:style-name="T5"/></text:span></text:p>
      <text:p text:style-name="P5"><text:span text:style-name="Source_20_Text"><text:span text:style-name="T5">services:</text:span></text:span></text:p>
      <text:p text:style-name="P5"><text:span text:style-name="Source_20_Text"><text:span text:style-name="T5"><text:s text:c="4"/>rabbitmq:</text:span></text:span></text:p>
      <text:p text:style-name="P5"><text:span text:style-name="Source_20_Text"><text:span text:style-name="T5"><text:s text:c="8"/>image: rabbitmq:3.12-management</text:span></text:span></text:p>
      <text:p text:style-name="P5"><text:span text:style-name="Source_20_Text"><text:span text:style-name="T5"><text:s text:c="8"/>container_name: rabbitmq</text:span></text:span></text:p>
      <text:p text:style-name="P5"><text:span text:style-name="Source_20_Text"><text:span text:style-name="T5"><text:s text:c="8"/>restart: always</text:span></text:span></text:p>
      <text:p text:style-name="P5"><text:span text:style-name="Source_20_Text"><text:span text:style-name="T5"><text:s text:c="8"/>ports:</text:span></text:span></text:p>
      <text:p text:style-name="P5"><text:span text:style-name="Source_20_Text"><text:span text:style-name="T5"><text:s text:c="12"/>- 5672:5672 # Porta para conexões do RabbitMQ</text:span></text:span></text:p>
      <text:p text:style-name="P5"><text:span text:style-name="Source_20_Text"><text:span text:style-name="T5"><text:s text:c="12"/>- 15672:15672 # Porta para a interface de gerenciamento</text:span></text:span></text:p>
      <text:p text:style-name="P5"><text:span text:style-name="Source_20_Text"><text:span text:style-name="T5"><text:s text:c="8"/>volumes:</text:span></text:span></text:p>
      <text:p text:style-name="P5"><text:span text:style-name="Source_20_Text"><text:span text:style-name="T5"><text:s text:c="12"/>- ./dados:/var/lib/rabbitmq/ # Persistência de dados</text:span></text:span></text:p>
      <text:p text:style-name="P5"><text:span text:style-name="Source_20_Text"><text:span text:style-name="T5"><text:s text:c="8"/>environment:</text:span></text:span></text:p>
      <text:p text:style-name="P5"><text:span text:style-name="Source_20_Text"><text:span text:style-name="T5"><text:s text:c="12"/>- RABBITMQ_DEFAULT_USER=guest # Usuário padrão </text:span></text:span></text:p>
      <text:p text:style-name="P5"><text:span text:style-name="Source_20_Text"><text:span text:style-name="T5"><text:s text:c="12"/>- RABBITMQ_DEFAULT_PASS=guest # Senha padrão</text:span></text:span></text:p>
      <text:p text:style-name="P3"/>
      <text:p text:style-name="P3"/>
      <text:p text:style-name="P3"><text:span text:style-name="T1">Com o arquivo pronto, basta digitar o comando </text:span><text:span text:style-name="Strong_20_Emphasis"><text:span text:style-name="T2">docker-compose up</text:span></text:span><text:span text:style-name="T14"> </text:span><text:span text:style-name="T1">para criar e executar o RabbitMQ automaticamente. Para finalizar, o procedimento é igualmente simples, bastando digitar o comando </text:span><text:span text:style-name="Strong_20_Emphasis"><text:span text:style-name="T2">docker-compose down</text:span></text:span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9:42:31.875019337</meta:creation-date>
    <dc:date>2025-03-12T13:50:49.475191772</dc:date>
    <meta:editing-duration>PT2H35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42" meta:character-count="1119" meta:non-whitespace-character-count="881"/>
  </office:meta>
</office:document-meta>
</file>